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style:font-name="Arial" officeooo:rsid="00047c9b" officeooo:paragraph-rsid="00047c9b"/>
    </style:style>
    <style:style style:name="P2" style:family="paragraph" style:parent-style-name="Preformatted_20_Text">
      <style:text-properties style:font-name="Arial" officeooo:rsid="00062753" officeooo:paragraph-rsid="00062753"/>
    </style:style>
    <style:style style:name="P3" style:family="paragraph" style:parent-style-name="Preformatted_20_Text">
      <style:text-properties officeooo:rsid="00062753" officeooo:paragraph-rsid="00062753"/>
    </style:style>
    <style:style style:name="P4" style:family="paragraph" style:parent-style-name="Preformatted_20_Text">
      <style:text-properties style:font-name="Arial" officeooo:rsid="00047c9b" officeooo:paragraph-rsid="00062753"/>
    </style:style>
    <style:style style:name="T1" style:family="text">
      <style:text-properties style:font-name="Arial"/>
    </style:style>
    <style:style style:name="T2" style:family="text">
      <style:text-properties style:font-name="Arial" fo:language="es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TP</text:p>
      <text:p text:style-name="P1"/>
      <text:p text:style-name="P1"/>
      <text:p text:style-name="P2">contenido</text:p>
      <text:p text:style-name="P2">indice de figuras</text:p>
      <text:p text:style-name="P2"/>
      <text:p text:style-name="P2">informacion del plan maestro de pruebas</text:p>
      <text:p text:style-name="P2">Nota:</text:p>
      <text:p text:style-name="P2">Nombre del proyecto</text:p>
      <text:p text:style-name="P2">ID del plan de pruebas</text:p>
      <text:p text:style-name="P2">Fecha de creacion</text:p>
      <text:p text:style-name="P3"><text:span text:style-name="T1">Personas responsables</text:span></text:p>
      <text:p text:style-name="P3"><text:span text:style-name="T2">Introduccion</text:span></text:p>
      <text:p text:style-name="P3"><text:span text:style-name="T2">alcance</text:span></text:p>
      <text:p text:style-name="P3"><text:span text:style-name="T2">referencias</text:span></text:p>
      <text:p text:style-name="P3"><text:span text:style-name="T2"/></text:p>
      <text:p text:style-name="P3"><text:span text:style-name="T2">descripcion del sistema y caracteristicas claves</text:span></text:p>
      <text:p text:style-name="P3"><text:span text:style-name="T2">modulos</text:span></text:p>
      <text:p text:style-name="P3"><text:span text:style-name="T2">Elementos de pruebas</text:span></text:p>
      <text:p text:style-name="P3"><text:span text:style-name="T2">elementos carentes de pruebas</text:span></text:p>
      <text:p text:style-name="P3"><text:span text:style-name="T2"/></text:p>
      <text:p text:style-name="P3"><text:span text:style-name="T2">criterios de aceptacion de pruebas</text:span></text:p>
      <text:p text:style-name="P3"><text:span text:style-name="T2">entregables de pruebas</text:span></text:p>
      <text:p text:style-name="P3"><text:span text:style-name="T2">entorno de pruebas</text:span></text:p>
      <text:p text:style-name="P3"><text:span text:style-name="T2">responsabilidades</text:span></text:p>
      <text:p text:style-name="P3"><text:span text:style-name="T2">cronograma de pruebas</text:span></text:p>
      <text:p text:style-name="P3"><text:span text:style-name="T2">riesgos y contingencias</text:span></text:p>
      <text:p text:style-name="P3"><text:span text:style-name="T2">aprobaciones</text:span></text:p>
      <text:p text:style-name="P3"><text:span text:style-name="T2">referencias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06T11:45:06.809000000</dc:date>
    <meta:editing-duration>PT10M30S</meta:editing-duration>
    <meta:editing-cycles>1</meta:editing-cycles>
    <meta:document-statistic meta:table-count="0" meta:image-count="0" meta:object-count="0" meta:page-count="1" meta:paragraph-count="24" meta:word-count="62" meta:character-count="444" meta:non-whitespace-character-count="406"/>
    <meta:generator>LibreOffice/24.8.2.1$Windows_X86_64 LibreOffice_project/0f794b6e29741098670a3b95d60478a65d05ef13</meta:generator>
  </office:meta>
</office:document-meta>
</file>